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mono1" svg:font-family="mono" style:font-pitch="fixed"/>
    <style:font-face style:name="mono" svg:font-family="mono" style:font-adornments="Normal" style:font-pitch="fixed"/>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45cm" style:rel-column-width="21013*"/>
    </style:style>
    <style:style style:name="Tableau1.B" style:family="table-column">
      <style:table-column-properties style:column-width="3.836cm" style:rel-column-width="14790*"/>
    </style:style>
    <style:style style:name="Tableau1.C" style:family="table-column">
      <style:table-column-properties style:column-width="3.889cm" style:rel-column-width="14994*"/>
    </style:style>
    <style:style style:name="Tableau1.D" style:family="table-column">
      <style:table-column-properties style:column-width="3.822cm" style:rel-column-width="14738*"/>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ext_20_body">
      <style:paragraph-properties fo:text-align="center" style:justify-single-word="false"/>
      <style:text-properties fo:language="en" fo:country="US" fo:font-style="normal" style:font-style-asian="normal" style:font-style-complex="normal"/>
    </style:style>
    <style:style style:name="P5" style:family="paragraph" style:parent-style-name="Text_20_body">
      <style:paragraph-properties>
        <style:tab-stops/>
      </style:paragraph-properties>
      <style:text-properties fo:language="en" fo:country="US"/>
    </style:style>
    <style:style style:name="P6" style:family="paragraph" style:parent-style-name="Text_20_body">
      <style:paragraph-properties fo:text-align="center"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style:font-name="mono1" fo:font-size="10pt" fo:language="en" fo:country="US" style:font-size-asian="10pt" style:font-size-complex="10pt"/>
    </style:style>
    <style:style style:name="P9" style:family="paragraph" style:parent-style-name="Code_20__28_bloc_29_">
      <style:text-properties fo:language="en" fo:country="US"/>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Table_20_Contents">
      <style:paragraph-properties fo:text-align="end" style:justify-single-word="false"/>
      <style:text-properties fo:language="en" fo:country="US"/>
    </style:style>
    <style:style style:name="P12" style:family="paragraph" style:parent-style-name="Standard">
      <style:paragraph-properties fo:text-align="justify" style:justify-single-word="false" fo:padding="0.074cm" fo:border-left="none" fo:border-right="none" fo:border-top="none" fo:border-bottom="0.035cm solid #000000" style:join-border="false"/>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text-align="justify" style:justify-single-word="false"/>
      <style:text-properties fo:language="en" fo:country="US"/>
    </style:style>
    <style:style style:name="P15" style:family="paragraph" style:parent-style-name="Text_20_body" style:list-style-name="L1">
      <style:text-properties fo:language="en" fo:country="US"/>
    </style:style>
    <style:style style:name="P16" style:family="paragraph" style:parent-style-name="Text_20_body" style:list-style-name="L2">
      <style:paragraph-properties>
        <style:tab-stops/>
      </style:paragraph-properties>
      <style:text-properties fo:language="en" fo:country="US"/>
    </style:style>
    <style:style style:name="P17" style:family="paragraph" style:parent-style-name="Text_20_body" style:list-style-name="L3">
      <style:text-properties fo:language="en" fo:country="US"/>
    </style:style>
    <style:style style:name="P18" style:family="paragraph" style:parent-style-name="Text_20_body" style:list-style-name="L4">
      <style:text-properties fo:language="en" fo:country="US"/>
    </style:style>
    <style:style style:name="P19" style:family="paragraph" style:parent-style-name="Text_20_body" style:list-style-name="L5">
      <style:text-properties fo:language="en" fo:country="US"/>
    </style:style>
    <style:style style:name="P20" style:family="paragraph" style:parent-style-name="Text_20_body" style:list-style-name="L6">
      <style:text-properties fo:language="en" fo:country="US"/>
    </style:style>
    <style:style style:name="P21" style:family="paragraph" style:parent-style-name="Text_20_body" style:list-style-name="L7">
      <style:text-properties fo:language="en" fo:country="US"/>
    </style:style>
    <style:style style:name="P22" style:family="paragraph" style:parent-style-name="Text_20_body" style:list-style-name="L8">
      <style:text-properties fo:language="en" fo:country="US"/>
    </style:style>
    <style:style style:name="P23" style:family="paragraph" style:parent-style-name="Text_20_body" style:list-style-name="L9">
      <style:text-properties fo:language="en" fo:country="US"/>
    </style:style>
    <style:style style:name="P24" style:family="paragraph" style:parent-style-name="Text_20_body" style:list-style-name="L10">
      <style:paragraph-properties fo:text-align="justify" style:justify-single-word="false"/>
      <style:text-properties style:font-name="DejaVu Sans Mono1" fo:font-size="10pt" fo:language="en" fo:country="US" style:font-size-asian="10pt" style:font-size-complex="10pt"/>
    </style:style>
    <style:style style:name="P25" style:family="paragraph" style:parent-style-name="Heading_20_1">
      <style:paragraph-properties fo:text-align="justify" style:justify-single-word="false"/>
      <style:text-properties fo:language="en" fo:country="US"/>
    </style:style>
    <style:style style:name="P26" style:family="paragraph" style:parent-style-name="Heading_20_3">
      <style:text-properties fo:language="en" fo:country="US"/>
    </style:style>
    <style:style style:name="P27" style:family="paragraph" style:parent-style-name="Heading_20_3">
      <style:paragraph-properties fo:text-align="justify" style:justify-single-word="false"/>
      <style:text-properties fo:language="en" fo:country="US"/>
    </style:style>
    <style:style style:name="P28" style:family="paragraph" style:parent-style-name="Heading_20_2">
      <style:text-properties fo:language="en" fo:country="US"/>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Nimbus Sans 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size-asian="10pt" style:font-size-complex="10pt"/>
    </style:style>
    <style:style style:name="T2" style:family="text">
      <style:text-properties style:font-name="Nimbus Sans L" fo:font-size="14pt" fo:language="en" fo:country="US" style:font-size-asian="14pt" style:font-size-complex="14pt"/>
    </style:style>
    <style:style style:name="T3" style:family="text">
      <style:text-properties style:font-name="Nimbus Sans L" fo:font-size="10pt" fo:language="en" fo:country="US" style:font-size-asian="10pt" style:font-size-complex="10pt"/>
    </style:style>
    <style:style style:name="T4" style:family="text">
      <style:text-properties style:font-name="mono1"/>
    </style:style>
    <style:style style:name="T5" style:family="text">
      <style:text-properties style:font-name="mono1" fo:font-size="8pt" style:font-size-asian="8pt" style:font-size-complex="8pt"/>
    </style:style>
    <style:style style:name="T6" style:family="text">
      <style:text-properties style:font-name="mono1" fo:font-size="8pt" fo:font-style="normal" style:font-size-asian="8pt" style:font-style-asian="normal" style:font-size-complex="8pt"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font-name="Nimbus Mono L" fo:font-size="8pt" style:font-size-asian="8pt" style:font-size-complex="8pt"/>
    </style:style>
    <style:style style:name="T10" style:family="text">
      <style:text-properties fo:font-style="normal" style:font-style-asian="normal" style:font-style-complex="normal"/>
    </style:style>
    <style:style style:name="T11" style:family="text">
      <style:text-properties style:font-name="monospace" fo:font-size="10pt" style:font-size-asian="10pt" style:font-size-complex="10pt"/>
    </style:style>
    <style:style style:name="T12" style:family="text">
      <style:text-properties style:use-window-font-color="true" style:text-outline="false" style:text-line-through-style="none" style:font-name="Nimbus Sans L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Nimbus Sans 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SEP #33 : Object-oriented programming</text:h>
      <text:p text:style-name="P12"/>
      <text:p text:style-name="P14"/>
      <text:p text:style-name="P14">Title: Object-oriented programming</text:p>
      <text:p text:style-name="P14">Version: 1.2</text:p>
      <text:p text:style-name="P14">Author: Simon Lipp &lt;simon.lipp@scilab.org&gt;</text:p>
      <text:p text:style-name="P14">Review: </text:p>
      <text:p text:style-name="P14">Commented: </text:p>
      <text:p text:style-name="P14">State: Draft</text:p>
      <text:p text:style-name="P14">Scilab-Version: 6.1</text:p>
      <text:p text:style-name="P14">Vote:</text:p>
      <text:p text:style-name="P14">Created: 15 July 2009</text:p>
      <text:p text:style-name="P12"/>
      <text:p text:style-name="P14"/>
      <text:h text:style-name="P28" text:outline-level="2">Abstract</text:h>
      <text:p text:style-name="P14"/>
      <text:p text:style-name="P14">This SEP proposes the introduction of an object layer in the Scilab langage.</text:p>
      <text:p text:style-name="P14"/>
      <text:h text:style-name="P28" text:outline-level="2">Rationale</text:h>
      <text:h text:style-name="P26" text:outline-level="3">Introduction</text:h>
      <text:p text:style-name="P2"><text:tab/>Recently, the problem of the object-oriented programming in Scilab has been raised upon<text:note text:id="ftn1" text:note-class="footnote"><text:note-citation>1</text:note-citation><text:note-body><text:p text:style-name="Footnote">http://wiki.project.scilab.org/Discussion_sur_l%27objet</text:p></text:note-body></text:note>. Coming from these discussions, the following needs have been isolated:</text:p>
      <text:list xml:id="list1889797214" text:style-name="L1">
        <text:list-item>
          <text:p text:style-name="P15">Simplicity, since our users are not necessarly professional developers;</text:p>
        </text:list-item>
        <text:list-item>
          <text:p text:style-name="P15">Close from the two « leading » langages in the domain, Matlab and Python;</text:p>
        </text:list-item>
        <text:list-item>
          <text:p text:style-name="P15">Core functionalities: classes/instances/properties/methods, inheritance, dynamic forwarding, visibility, overloading;</text:p>
        </text:list-item>
        <text:list-item>
          <text:p text:style-name="P15">Providing a C or C++ API, to allow bindings from external object-oriented libraries (for example, OpenTurns).</text:p>
        </text:list-item>
      </text:list>
      <text:h text:style-name="P26" text:outline-level="3">Basic syntax</text:h>
      <text:p text:style-name="P8">class = "class" ClassName ("&lt;" ParentClassName)? slots-declaration "endclass"</text:p>
      <text:p text:style-name="P8">slots-declaration = slot-declaration slots-declaration | empty</text:p>
      <text:p text:style-name="P8">slot-declaration = (method-declaration | property-declaration)</text:p>
      <text:p text:style-name="P8">method-declaration = "function" slot-attributes functionDeclaration</text:p>
      <text:p text:style-name="P8">property-declaration = "property" slot-attributes PropertyName ("=" DefaultValue)?</text:p>
      <text:p text:style-name="P8">slots-attributes = "(" attributes ")" | empty</text:p>
      <text:p text:style-name="P8"/>
      <text:p text:style-name="P8"><text:soft-page-break/>attributes = idList</text:p>
      <text:p text:style-name="P8">PropertyName = ClassName = ParentClassName = Identifier</text:p>
      <text:p text:style-name="P2">With <text:span text:style-name="T4">Identifer</text:span>, <text:span text:style-name="T4">idList</text:span> and <text:span text:style-name="T4">functionDeclaration</text:span> being already defined in the Scilab langage syntax (informatively, <text:span text:style-name="T4">idList</text:span> is a comma-separated list of identifers, <text:span text:style-name="T4">functionDeclaration</text:span> is a function declaration excepting the heading "function" keyword).</text:p>
      <text:p text:style-name="P2">Example of a syntaxically correct class declaration:</text:p>
      <text:p text:style-name="P8">class Test &lt; MySuperClass</text:p>
      <text:p text:style-name="P8"><text:tab/>property a</text:p>
      <text:p text:style-name="P8"><text:tab/>property b = 5;</text:p>
      <text:p text:style-name="P8"><text:tab/>property(private,ro) c</text:p>
      <text:p text:style-name="P8"><text:tab/>function test()</text:p>
      <text:p text:style-name="P8"><text:tab/><text:tab/>a = 2</text:p>
      <text:p text:style-name="P8"><text:tab/>endfunction</text:p>
      <text:p text:style-name="P8"><text:tab/>function(private,getter) val = c()</text:p>
      <text:p text:style-name="P8"><text:tab/><text:tab/>val = a * b;</text:p>
      <text:p text:style-name="P8"><text:tab/>endfunction</text:p>
      <text:p text:style-name="P8">endclass</text:p>
      <text:p text:style-name="P5">That’s the only syntaxic addition to the langage. Classes, instances, methods and properties are manipulated with the classical dot syntax. More explicit, given an object <text:span text:style-name="T4">o</text:span>, a method name <text:span text:style-name="T4">m</text:span> and a property name <text:span text:style-name="T4">p</text:span>, these are perfectly valid:</text:p>
      <text:list xml:id="list889088151" text:style-name="L2">
        <text:list-item>
          <text:p text:style-name="P16"><text:span text:style-name="T4">o.p</text:span>, obtaining the property value. This is semantically similar to obtaining the property value of a structure or graphic handler;</text:p>
        </text:list-item>
        <text:list-item>
          <text:p text:style-name="P16"><text:span text:style-name="T4">o.p = val</text:span>, changing the property value. This is semantically similar to changing the property of a structure or graphical handler;</text:p>
        </text:list-item>
        <text:list-item>
          <text:p text:style-name="P16"><text:span text:style-name="T4">o.m(args)</text:span>, calling the method, like in most object oriented langages.</text:p>
        </text:list-item>
        <text:list-item>
          <text:p text:style-name="P16"><text:span text:style-name="T4">o.m</text:span>, obtaining a bound copy of the method; that is, <text:span text:style-name="T4">f = o.m; f(args)</text:span> and <text:span text:style-name="T4">o.m(args)</text:span> are equivalent.</text:p>
        </text:list-item>
      </text:list>
      <text:p text:style-name="P5">Note that these are not necessarly semantically correct; for example, a property can be read-only (see below), and then changing the property value will lead to an error.</text:p>
      <text:h text:style-name="P26" text:outline-level="3">Basic vocabulary and concepts</text:h>
      <text:p text:style-name="P2">Methods and properties are called slots. Classes and instance are both objects; that is, collections of slots. A slot has some attributes. The most important one is the visibility, wich can be "public" (the default one), "protected" or "private". Its usage will be seen below.</text:p>
      <text:p text:style-name="P2">Slots of a class can be of two types: instance slots or class slots. A class slot is a standard slot : it can be accessed by the class, listed in the slots list of a class, and so on… An instance slot is a slot shared by all instances of a class. An instance slot can’t be accessed by the class, although they are declared in the class. By default, slots are instance slots. It can be changed by setting the <text:span text:style-name="T7">cls</text:span> attribute of the slot.</text:p>
      <text:p text:style-name="P2">A class can inherit from another one. When doing this, the inheriting class resolves all “public” and “protected” slots that the inherited class does, including instance slots. The inherited class is the public property “super” of the inheriting class. An instance of an inheriting class inherits an <text:soft-page-break/>instance of the inherited class. In the case of an instance, the “super” property is private. Hence, inheritance can be defined on objects, and we can define the “super chain” of an object <text:span text:style-name="T7">o</text:span> as the sequence <text:span text:style-name="T8">S</text:span>:</text:p>
      <text:list xml:id="list697910262" text:style-name="L3">
        <text:list-item>
          <text:p text:style-name="P17"><text:span text:style-name="T7">S(1)</text:span> is <text:span text:style-name="T7">o</text:span></text:p>
        </text:list-item>
        <text:list-item>
          <text:p text:style-name="P17"><text:span text:style-name="T7">S(n+1)</text:span> is <text:span text:style-name="T7">S(n).super</text:span></text:p>
        </text:list-item>
      </text:list>
      <text:p text:style-name="P3"><text:span text:style-name="T7">S(1)</text:span> is the bottom of the super chain; the element <text:span text:style-name="T7">S(n)</text:span> with <text:span text:style-name="T7">S(n+1)=[]</text:span> is the top of the chain. If <text:span text:style-name="T7">a</text:span> and <text:span text:style-name="T7">b</text:span> are two elements of a super chain <text:span text:style-name="T7">S</text:span>, <text:span text:style-name="T7">n</text:span> and <text:span text:style-name="T7">p</text:span> two ranks with <text:span text:style-name="T7">S(n)=a</text:span> and <text:span text:style-name="T7">S(p)=b</text:span>, and <text:span text:style-name="T7">n&gt;p</text:span>, then we will say that <text:span text:style-name="T7">a</text:span> is upper than <text:span text:style-name="T7">b</text:span> in the super chain, and <text:span text:style-name="T7">b</text:span> lower than <text:span text:style-name="T7">a</text:span> in the super chain.</text:p>
      <text:p text:style-name="P3">It should be noted that the super property is a read only and non removable one.</text:p>
      <text:h text:style-name="P26" text:outline-level="3">Slot resolution</text:h>
      <text:p text:style-name="P2"><text:tab/>The “requester” is the “this” variable on a method. Its level is refering to the super chain ; for example, if <text:span text:style-name="T7">B</text:span> inherits from <text:span text:style-name="T7">A</text:span>, and <text:span text:style-name="T7">x</text:span> is a <text:span text:style-name="T7">B</text:span> instance, then the “this” variable in a A instance method and in a B instance method will be the requester in both method, and its level will be A for the former, B for the latter.</text:p>
      <text:p text:style-name="P2">When requesting for a slot, following rules apply :</text:p>
      <text:list xml:id="list2106706064" text:style-name="L4">
        <text:list-item>
          <text:p text:style-name="P18">if a matching private slot exists in this level, use it ;</text:p>
        </text:list-item>
        <text:list-item>
          <text:p text:style-name="P18">if there is a matching public slot in the target, use it ;</text:p>
        </text:list-item>
        <text:list-item>
          <text:p text:style-name="P18">if the target and the requester are the same, and there is a protected matching slot in the target, use it ;</text:p>
        </text:list-item>
        <text:list-item>
          <text:p text:style-name="P18">if the target is an instance and there is a matching public slot in the target's class instance slots, use it ;</text:p>
        </text:list-item>
        <text:list-item>
          <text:p text:style-name="P18">if the target is an instance, the target and the requester are the same, and there is a protected matching slot in the target's class instance slots, use it ;</text:p>
        </text:list-item>
        <text:list-item>
          <text:p text:style-name="P18">apply 2 to 5 on target's super, recursively until the top of the super chain is reached ;</text:p>
        </text:list-item>
        <text:list-item>
          <text:p text:style-name="P18">try to find a publicly-visible %get_slot or %set_slot method in the target and call it if found (see below for details) ;</text:p>
        </text:list-item>
        <text:list-item>
          <text:p text:style-name="P18">slot not found : error.</text:p>
        </text:list-item>
      </text:list>
      <text:p text:style-name="P2"><text:tab/>We can from these rule explain the “visibility” attribute in these words : a “private” slot is accessible from the methods belonging to the same level (and takes precedence over slots lower in the super chain, at the contrary of the “protected” and “public” ones), a “protected” slot is accessible from the methods belonging to the same object, independantly of the relative positions in the super chain, and a “public” slot is accessible from everywhere. </text:p>
      <text:p text:style-name="P2"><text:tab/>If a slot is found but is not visible, %get_slot and %set_slot will not be called.</text:p>
      <text:p text:style-name="P2"><text:tab/>The default visibility is “public”.</text:p>
      <text:p text:style-name="P2"><text:tab/>We can also see that, excepting private slots, the lower slot in the super chain takes precedence, independantly of the current level.</text:p>
      <text:h text:style-name="P26" text:outline-level="3">Methods</text:h>
      <text:p text:style-name="P2"><text:tab/>A method is a function bound to an object ; when called, this object is referenced by the special « this » variable. Such a special variable will not be accessible in functions called from this <text:soft-page-break/>method. This variable is also a special reference which keeps tracks of current level to allow acces to private and protected slot (see « Slot resolution » above). A special reference loose its specificity when copied ; hence, <text:span text:style-name="T5">this.foo</text:span> and <text:span text:style-name="T5">self=this;this.foo</text:span> are different (noticeable if <text:span text:style-name="T7">foo</text:span> is private or protected).</text:p>
      <text:p text:style-name="P2"><text:tab/>A method has access to another spectial variable, <text:span text:style-name="T7">super</text:span>. Like <text:span text:style-name="T7">this</text:span>, it is a special reference on the object. Any slot resolution on it will begin from the upper level instead of the bottom of the super chain. It must not be confused with the <text:span text:style-name="T7">super</text:span> property ; <text:span text:style-name="T7">super</text:span> special reference is still a reference on the bottom of the super chain wich uses a modified slot resolution algorithm, when <text:span text:style-name="T7">super</text:span> property is a normal reference on the parent of current object. For example, the <text:span text:style-name="T7">this</text:span> variable of a method called from the <text:span text:style-name="T7">super</text:span> property will refer to the parent of the caller, whereas the <text:span text:style-name="T7">this</text:span> variable of a method called from the <text:span text:style-name="T7">super</text:span> special reference will refer to the bottom of the super chain of the caller.</text:p>
      <text:h text:style-name="P26" text:outline-level="3">Property</text:h>
      <text:p text:style-name="P2"><text:tab/>A property is a data container ; it can also control the access on the data, with « getter » and « setter ». Getters and setters are methods (which <text:s/>must be declared at the same level than the property), and hence has access to the special references <text:span text:style-name="T7">this</text:span> and <text:span text:style-name="T7">super</text:span>. It also define a special variable, <text:span text:style-name="T7">value</text:span>, wich can be defined at the raw value of the property. The getter and the setter will has acces to it for reading.</text:p>
      <text:p text:style-name="P2"><text:tab/>The getter takes no argument, and must return a value, wich is the value wich will be given to the caller. The setter takes an argument, the new value requested by the caller, and returns the raw value, wich will be the <text:span text:style-name="T7">value</text:span> variable on the next getter call.</text:p>
      <text:p text:style-name="P2"><text:tab/>Note that when declarating <text:s/>the default value of a variable, it is a raw value.</text:p>
      <text:p text:style-name="P2"><text:tab/>The default value of a property is a raw value ; that is, the setter is not called at the construction.</text:p>
      <text:p text:style-name="P2"><text:tab/>We saw previously that a <text:span text:style-name="T7">class property</text:span> (a property belonging to a class, not to its instances) can be declared with the <text:span text:style-name="T8">cls</text:span> attribute. When declarating a getter or a setter of a class property, it must also have the <text:span text:style-name="T7">cls</text:span> attribute.</text:p>
      <text:h text:style-name="P26" text:outline-level="3">Standards properties of an object</text:h>
      <text:p text:style-name="P2">A class possesses these properties :</text:p>
      <text:list xml:id="list518295755" text:style-name="L5">
        <text:list-item>
          <text:p text:style-name="P19"><text:span text:style-name="T7">super</text:span>, the parent class : class reference, public ;</text:p>
        </text:list-item>
        <text:list-item>
          <text:p text:style-name="P19"><text:span text:style-name="T7">name</text:span>, the class name : string, public.</text:p>
        </text:list-item>
      </text:list>
      <text:p text:style-name="P2">An instance possesses these properties :</text:p>
      <text:list xml:id="list207423479" text:style-name="L6">
        <text:list-item>
          <text:p text:style-name="P20"><text:span text:style-name="T7">cls</text:span>, the class of the instance : class reference, public ;</text:p>
        </text:list-item>
        <text:list-item>
          <text:p text:style-name="P20"><text:span text:style-name="T7">level_class</text:span>, the class of the instance : class reference, private ;</text:p>
        </text:list-item>
      </text:list>
      <text:list xml:id="list615618644" text:style-name="L7">
        <text:list-item>
          <text:p text:style-name="P21"><text:span text:style-name="T7">super</text:span>, the parent instance (with <text:span text:style-name="T5">this.level_class.super == this.super.class</text:span>) : instance reference, private.</text:p>
        </text:list-item>
      </text:list>
      <text:p text:style-name="P2">Note that with inheritance, calling <text:span text:style-name="T7">this.cls</text:span> from any level will always returns the class of the bottom of the super chain, hence the introduction of a <text:span text:style-name="T7">level_class</text:span>.</text:p>
      <text:h text:style-name="P26" text:outline-level="3"><text:soft-page-break/>Slots name collision</text:h>
      <text:p text:style-name="P2">An object can’t has two slots having the same name and type (type being class slot, instance slot, or normal slot). Hence,</text:p>
      <text:list xml:id="list285398763" text:style-name="L8">
        <text:list-item>
          <text:p text:style-name="P22">A class can has two slots of the same name if one is an instance slot and the other a class slot (wich is a normal slot, for a class). The class will have acces only to the normal slot.</text:p>
        </text:list-item>
        <text:list-item>
          <text:p text:style-name="P22">An instance can has a slot of the same name that a slot in its class class (or normal) slots, since an instance has no direct access to its class slots (only by using its <text:span text:style-name="T7">cls</text:span> property).</text:p>
        </text:list-item>
        <text:list-item>
          <text:p text:style-name="P22">An instance can has a normal slot of the same name of one of its class instance slots. In this case, the former takes precedence.</text:p>
        </text:list-item>
      </text:list>
      <text:p text:style-name="P2">Note that this applies to a single level. It is always possible to override (by inheritance) a slot of another level.</text:p>
      <text:h text:style-name="P26" text:outline-level="3">Common methods</text:h>
      <text:p text:style-name="P2"><text:tab/>All objects inherits from a common one, called the root object. All instance inherits from a common object, called the root instance (wich is a child of the root object). All classes inherits from a common class, called the root class (which is a child of the root object). To sum up, this is the diagram of the objects involved in an instance of the class <text:span text:style-name="T7">A</text:span> wich inherit from the class <text:span text:style-name="T8">B</text:span>.</text:p>
      <text:p text:style-name="P6"><draw:g text:anchor-type="as-char" draw:z-index="0" draw:style-name="gr1"><draw:rect draw:style-name="gr2" draw:text-style-name="P30" draw:id="id2" svg:width="4cm" svg:height="1.001cm" svg:x="4.001cm" svg:y="0cm"><text:p text:style-name="P29"><text:span text:style-name="T12">Root object</text:span></text:p></draw:rect><draw:rect draw:style-name="gr2" draw:text-style-name="P30" draw:id="id3" svg:width="4.001cm" svg:height="1.001cm" svg:x="0cm" svg:y="2cm"><text:p text:style-name="P29"><text:span text:style-name="T12">Root class</text:span></text:p></draw:rect><draw:rect draw:style-name="gr2" draw:text-style-name="P30" draw:id="id1" svg:width="4.001cm" svg:height="1.001cm" svg:x="7.5cm" svg:y="2cm"><text:p text:style-name="P29"><text:span text:style-name="T12">Root instance</text:span></text:p></draw:rect><draw:rect draw:style-name="gr2" draw:text-style-name="P30" svg:width="4.001cm" svg:height="1.001cm" svg:x="0cm" svg:y="4.001cm"><text:p text:style-name="P29"><text:span text:style-name="T12">Class B</text:span></text:p></draw:rect><draw:rect draw:style-name="gr2" draw:text-style-name="P30" svg:width="4.001cm" svg:height="1.001cm" svg:x="0cm" svg:y="6.001cm"><text:p text:style-name="P29"><text:span text:style-name="T12">Class A</text:span></text:p></draw:rect><draw:rect draw:style-name="gr2" draw:text-style-name="P30" svg:width="4.001cm" svg:height="1.001cm" svg:x="7.5cm" svg:y="4.001cm"><text:p text:style-name="P29"><text:span text:style-name="T12">B instance</text:span></text:p></draw:rect><draw:rect draw:style-name="gr2" draw:text-style-name="P30" svg:width="4.001cm" svg:height="1.001cm" svg:x="7.5cm" svg:y="6.001cm"><text:p text:style-name="P29"><text:span text:style-name="T12">A instance</text:span></text:p></draw:rect><draw:line draw:style-name="gr3" draw:text-style-name="P30" svg:x1="2cm" svg:y1="6cm" svg:x2="2cm" svg:y2="5cm"><text:p/></draw:line><draw:line draw:style-name="gr3" draw:text-style-name="P31" svg:x1="2cm" svg:y1="3.999cm" svg:x2="2cm" svg:y2="2.999cm"><text:p/></draw:line><draw:line draw:style-name="gr3" draw:text-style-name="P31" svg:x1="7.5cm" svg:y1="2.498cm" svg:x2="4cm" svg:y2="2.498cm"><text:p/></draw:line><draw:line draw:style-name="gr3" draw:text-style-name="P30" svg:x1="7.5cm" svg:y1="4.5cm" svg:x2="4cm" svg:y2="4.5cm"><text:p/></draw:line><draw:line draw:style-name="gr3" draw:text-style-name="P30" svg:x1="7.5cm" svg:y1="6.5cm" svg:x2="4cm" svg:y2="6.5cm"><text:p/></draw:line><draw:connector draw:style-name="gr4" draw:text-style-name="P31" svg:x1="9.5cm" svg:y1="2.001cm" svg:x2="7.999cm" svg:y2="0.5cm" draw:start-shape="id1" draw:start-glue-point="0" draw:end-shape="id2" draw:end-glue-point="1" svg:d="m9500-1655v-1501h-1501"><text:p text:style-name="P29"><text:span text:style-name="T13">super</text:span></text:p></draw:connector><draw:connector draw:style-name="gr4" draw:text-style-name="P31" svg:x1="2cm" svg:y1="2.001cm" svg:x2="4.001cm" svg:y2="0.5cm" draw:start-shape="id3" draw:start-glue-point="0" draw:end-shape="id2" svg:d="m2000-1655v-1501h2001"><text:p text:style-name="P29"><text:span text:style-name="T13">super</text:span></text:p></draw:connector><draw:line draw:style-name="gr3" draw:text-style-name="P30" svg:x1="9.5cm" svg:y1="3.999cm" svg:x2="9.5cm" svg:y2="2.999cm"><text:p/></draw:line><draw:line draw:style-name="gr3" draw:text-style-name="P30" svg:x1="9.5cm" svg:y1="6cm" svg:x2="9.5cm" svg:y2="5cm"><text:p/></draw:line><draw:frame draw:style-name="gr5" draw:text-style-name="P33" svg:width="2.001cm" svg:height="0.809cm" svg:x="2cm" svg:y="3.221cm"><draw:text-box><text:p text:style-name="P32"><text:span text:style-name="T13">super</text:span></text:p></draw:text-box></draw:frame><draw:frame draw:style-name="gr5" draw:text-style-name="P33" svg:width="2.001cm" svg:height="0.809cm" svg:x="2cm" svg:y="5.219cm"><draw:text-box><text:p text:style-name="P32"><text:span text:style-name="T13">super</text:span></text:p></draw:text-box></draw:frame><draw:frame draw:style-name="gr5" draw:text-style-name="P33" svg:width="2.001cm" svg:height="0.809cm" svg:x="7.999cm" svg:y="5.219cm"><draw:text-box><text:p text:style-name="P32"><text:span text:style-name="T13">super</text:span></text:p></draw:text-box></draw:frame><draw:frame draw:style-name="gr5" draw:text-style-name="P33" svg:width="2.001cm" svg:height="0.809cm" svg:x="7.999cm" svg:y="3.221cm"><draw:text-box><text:p text:style-name="P32"><text:span text:style-name="T13">super</text:span></text:p></draw:text-box></draw:frame><draw:frame draw:style-name="gr5" draw:text-style-name="P33" svg:width="3.001cm" svg:height="0.809cm" svg:x="4.5cm" svg:y="2.499cm"><draw:text-box><text:p text:style-name="P32"><text:span text:style-name="T13">level_class</text:span></text:p></draw:text-box></draw:frame><draw:frame draw:style-name="gr5" draw:text-style-name="P33" svg:width="3.001cm" svg:height="0.809cm" svg:x="4.5cm" svg:y="4.5cm"><draw:text-box><text:p text:style-name="P32"><text:span text:style-name="T13">level_class</text:span></text:p></draw:text-box></draw:frame><draw:frame draw:style-name="gr5" draw:text-style-name="P33" svg:width="3.001cm" svg:height="0.809cm" svg:x="4.5cm" svg:y="6.5cm"><draw:text-box><text:p text:style-name="P32"><text:span text:style-name="T13">level_class</text:span></text:p></draw:text-box></draw:frame></draw:g></text:p>
      <text:p text:style-name="P7">Hence, all objects shares the slots of the root object, all classes shares the slots of the root class, and all instances shares the slots of the root instance. This allows to define some public methods shared by all objects :</text:p>
      <text:p text:style-name="P9">[N, T, V] = %slots_list()</text:p>
      <text:p text:style-name="P9">[N, T, V] = %slots_list(recursive)</text:p>
      <text:p text:style-name="P2">Returns the list of slots of the object, including the slots of all objects of the super chain if recursive is <text:span text:style-name="T5">%T</text:span>. <text:span text:style-name="T7">N</text:span>, <text:span text:style-name="T7">T</text:span> and <text:span text:style-name="T7">V</text:span> are matrix of strings ; <text:span text:style-name="T7">N</text:span> contains the names of the slots ; <text:span text:style-name="T7">T(i)</text:span> the type of the slot whose name is <text:span text:style-name="T7">N(i)</text:span> (it can be "method" or "property") ; <text:span text:style-name="T7">V(i)</text:span> is the visibility of the slot whose name is <text:span text:style-name="T8">N(i)</text:span> (it can be "private", "protected" or "public"). By default, recursive is <text:span text:style-name="T11">%t</text:span>.</text:p>
      <text:p text:style-name="P2">It does not include instance slots for classes, nor class instance slots for instances. See <text:span text:style-name="T5">%instance_slots_list</text:span> for this.</text:p>
      <text:p text:style-name="P9">%install_property(name)</text:p>
      <text:p text:style-name="P9">%install_property(name, visibility)</text:p>
      <text:p text:style-name="P9"><text:soft-page-break/>%install_property(name, visibility, value)</text:p>
      <text:p text:style-name="P9">%install_property(name, visibility, value, get_fn)</text:p>
      <text:p text:style-name="P9">%install_property(name, visibility, value, get_fn, set_fn)</text:p>
      <text:p text:style-name="P2">Add the property <text:span text:style-name="T7">name</text:span> into the slots list of the object (normal or class slot for classes, normal slot for instances). <text:span text:style-name="T7">visibility</text:span> is the visibility of the property (can be "protected", "private", or "public", defaults to "public"), <text:span text:style-name="T7">value</text:span> its initial raw value (default: []), <text:span text:style-name="T7">get_fn</text:span> a function called when getting the property (the getter), <text:span text:style-name="T7">set_fn</text:span> a function called during the modification of its value (the setter). getter and setter defaults to [], which means: no special operation.</text:p>
      <text:p text:style-name="P2">If a slot having the same name already exists in the same object, returns an error.</text:p>
      <text:p text:style-name="P9">%install_method(name, visibility, fn)</text:p>
      <text:p text:style-name="P2">Add a method <text:span text:style-name="T7">name</text:span> into the slots list of the object. <text:span text:style-name="T7">visibility</text:span> is the visibility of the method (can be "protected", "private", or "public", defaults to "public"), <text:span text:style-name="T7">fn</text:span> its implementation.</text:p>
      <text:p text:style-name="P2">If a slot having the same name already exists in the same object, returns an error.</text:p>
      <text:p text:style-name="Code_20__28_bloc_29_">%remove_slot(name)</text:p>
      <text:p text:style-name="P2">Remove the slot called <text:span text:style-name="T7">name</text:span>.</text:p>
      <text:p text:style-name="P9">%get(name)</text:p>
      <text:p text:style-name="P2">Equivalent to <text:span text:style-name="T9">eval("obj."+name)</text:span>.</text:p>
      <text:p text:style-name="P9">%set(name,val)</text:p>
      <text:p text:style-name="P2">Equivalent to <text:span text:style-name="T5">eval("obj."+name+"="+val)</text:span></text:p>
      <text:p text:style-name="P2"/>
      <text:p text:style-name="P2">The root class provides these public method, hence available to all classes. It is very similar to the previous ones, but operates on class slots instead of the normal ones :</text:p>
      <text:p text:style-name="P9">[N, T, V] = %instance_slots_list(recursive)</text:p>
      <text:p text:style-name="P2">Returns the list of instance slots of the class, including the slots of all classes of the super chain if recursive is <text:span text:style-name="T5">%T.</text:span> <text:span text:style-name="T7">N</text:span>, <text:span text:style-name="T7">T</text:span> and <text:span text:style-name="T7">V</text:span> are matrix of strings ; <text:span text:style-name="T7">N</text:span> contains the names of the slots ; <text:span text:style-name="T7">T(i)</text:span> the type of the slot whose name is <text:span text:style-name="T7">N(i)</text:span> (it can be "method" or "property") ; <text:span text:style-name="T7">V(i)</text:span> is the visibility of the slot whose name is <text:span text:style-name="T7">N(i)</text:span> (it can be "private", "protected" or "public").</text:p>
      <text:p text:style-name="P9">%install_instance_property(name)</text:p>
      <text:p text:style-name="P9">%install_instance_property(name, visibility)</text:p>
      <text:p text:style-name="P9">%install_instance_property(name, visibility, value)</text:p>
      <text:p text:style-name="P9">%install_instance_property(name, visibility, value, get_fn)</text:p>
      <text:p text:style-name="P9">%install_instance_property(name, visibility, value, get_fn, set_fn)}}}</text:p>
      <text:p text:style-name="P2">Add an instance property <text:span text:style-name="T7">name</text:span> into the class. <text:span text:style-name="T7">visibility</text:span> is the visibility of the property (can be "protected", "private", or "public", defaults to "public"), <text:span text:style-name="T7">value</text:span> its initial raw value (default: []), <text:span text:style-name="T7">get_fn</text:span> a function called when getting the property (the getter), <text:span text:style-name="T7">set_fn</text:span> a function called during the modification of its value (the setter). getter and setter defaults to [], which means: no special operation.</text:p>
      <text:p text:style-name="P2"><text:span text:style-name="T7">name</text:span> can’t be the one of another instance slot of the class.</text:p>
      <text:p text:style-name="P9">%install_instance_method(name, visibility, fn)</text:p>
      <text:p text:style-name="P2">Add an instance method "name" into the class. visibility is the visibility of the method (can be "protected", "private", or "public", defaults to "public"), fn its implementation.</text:p>
      <text:p text:style-name="P2"><text:span text:style-name="T7">name</text:span> can’t be the one of another instance slot of the class.</text:p>
      <text:p text:style-name="P9">%remove_instance_slot(name)</text:p>
      <text:p text:style-name="P2"><text:soft-page-break/>Remove the instance slot <text:span text:style-name="T7">name</text:span> from the slots list of the class.</text:p>
      <text:p text:style-name="P9">inst = %new(args...)</text:p>
      <text:p text:style-name="P2">Create a new instance of the class, call <text:span text:style-name="T5">inst.%constructor(args...)</text:span> and returns the instance.</text:p>
      <text:p text:style-name="P2"/>
      <text:p text:style-name="P2">The root instance does not provide any method.</text:p>
      <text:h text:style-name="P26" text:outline-level="3">Constructor</text:h>
      <text:p text:style-name="P2">The method <text:span text:style-name="T7">%constructor</text:span> is called at the instanciation. Its arguments are the one given to <text:span text:style-name="T7">%new</text:span>. Its <text:s/>resolution is the standard one, except that the special methods <text:span text:style-name="T7">%get_slot</text:span> and <text:span text:style-name="T7">%set_slot</text:span> are not called. Parent constructor is not automatically called. The recommended way is to call parent constructor as soon as possible. The constructor is not expected to return anything.</text:p>
      <text:h text:style-name="P26" text:outline-level="3">%get_slot and %set_slot</text:h>
      <text:p text:style-name="P2"><text:tab/>When a requested slot is not found, if a <text:span text:style-name="T7">%get_slot</text:span> (for property access, method copying and calling) or <text:span text:style-name="T7">%set_slot</text:span> (for property changes) method exists, then it is called with the name of the slot as first argument. It is the only arguments of <text:span text:style-name="T7">%get_slot</text:span>. %set_slot has a second argument, the new value of the property. Hence, if <text:span text:style-name="T7">obj</text:span> don’t has a <text:span text:style-name="T7">foo</text:span> property, these calls are equivalent:</text:p>
      <text:p text:style-name="P9">obj.foo</text:p>
      <text:p text:style-name="P9">obj.%get_slot("foo")</text:p>
      <text:p text:style-name="P9"/>
      <text:p text:style-name="P9">obj.foo(args)</text:p>
      <text:p text:style-name="P9">obj.%get_slot("foo")(args)</text:p>
      <text:p text:style-name="P2"/>
      <text:p text:style-name="P9">obj.foo = 42</text:p>
      <text:p text:style-name="P9">obj.%set_slot("foo", 42)</text:p>
      <text:p text:style-name="P2"><text:span text:style-name="T7">%get_slot</text:span> and <text:span text:style-name="T7">%set_slot</text:span> must be public.</text:p>
      <text:h text:style-name="P26" text:outline-level="3">Overloading</text:h>
      <text:p text:style-name="P2">In Scilab, it is possible to overload operators (+, *, ...) and some native functions (sin, cos...). Refers to the Scilab documentation for details.</text:p>
      <text:p text:style-name="P2">To overload an operator by adding a method to an object, this additional syntax is possible:</text:p>
      <text:list xml:id="list1218832813" text:style-name="L9">
        <text:list-item>
          <text:p text:style-name="P23"><text:span text:style-name="T7">%op()</text:span> for unary operator (functions) ; for example, implementing a <text:span text:style-name="T7">%sin</text:span> method on an object will make <text:span text:style-name="T5">obj.%sin()</text:span> and <text:span text:style-name="T5">sin(obj)</text:span> equivalent</text:p>
        </text:list-item>
        <text:list-item>
          <text:p text:style-name="P23"><text:s/><text:span text:style-name="T7">%op(other)</text:span> for binary operator ; for example, implementing a <text:span text:style-name="T7">%a_s</text:span> method on an object will make <text:span text:style-name="T5">obj.%a_s(5)</text:span> and <text:span text:style-name="T5">obj + 5</text:span> equivalent</text:p>
        </text:list-item>
        <text:list-item>
          <text:p text:style-name="P23"><text:span text:style-name="T7">op%(other)</text:span> for reverse binary operators ; for example, implementing a <text:span text:style-name="T7">a_s%</text:span> method will make <text:span text:style-name="T5">obj.a_s%(5)</text:span> and <text:span text:style-name="T5">5 + obj </text:span>equivalent</text:p>
        </text:list-item>
      </text:list>
      <text:p text:style-name="P2">This syntax takes precedence over the traditionnal one (<text:span text:style-name="T7">%type_a_type</text:span>, for example).</text:p>
      <text:h text:style-name="P26" text:outline-level="3">Matrix of objects</text:h>
      <text:p text:style-name="P2"><text:tab/>Although classes and instances are both objects, they don’t share the same type. A class type is <text:span text:style-name="T7">class</text:span>, an instance type is the name of its class. All objects in a matrix must be of compatible type <text:soft-page-break/>(classes are always compatible with classes ; classes are never compatible with instances ; two instances are compatible if and only if they are instances of the same class, taking into account the inheritance. The root objects are not taken in consideration). The type of the matrix will be <text:span text:style-name="T7">class</text:span> for classes, and the most specific common type of all objects.</text:p>
      <text:p text:style-name="P2"><text:tab/>For example, take this inheritance diagram, and suppose that <text:span text:style-name="T7">xn </text:span><text:span text:style-name="T10">is a </text:span><text:span text:style-name="T7">X</text:span><text:span text:style-name="T10"> instance. </text:span></text:p>
      <text:p text:style-name="P4"><draw:g text:anchor-type="as-char" draw:z-index="1" draw:style-name="gr1"><draw:ellipse draw:style-name="gr2" draw:text-style-name="P30" svg:width="2.001cm" svg:height="1.5cm" svg:x="2cm" svg:y="0cm"><text:p text:style-name="P29"><text:span text:style-name="T12">A</text:span></text:p></draw:ellipse><draw:ellipse draw:style-name="gr2" draw:text-style-name="P30" svg:width="2.001cm" svg:height="1.502cm" svg:x="0cm" svg:y="2.499cm"><text:p text:style-name="P29"><text:span text:style-name="T12">B</text:span></text:p></draw:ellipse><draw:ellipse draw:style-name="gr2" draw:text-style-name="P30" svg:width="2.001cm" svg:height="1.502cm" svg:x="3.5cm" svg:y="2.499cm"><text:p text:style-name="P29"><text:span text:style-name="T12">C</text:span></text:p></draw:ellipse><draw:ellipse draw:style-name="gr2" draw:text-style-name="P30" svg:width="2.001cm" svg:height="1.5cm" svg:x="2cm" svg:y="5.001cm"><text:p text:style-name="P29"><text:span text:style-name="T12">D</text:span></text:p></draw:ellipse><draw:ellipse draw:style-name="gr2" draw:text-style-name="P30" svg:width="2.001cm" svg:height="1.5cm" svg:x="5.001cm" svg:y="5.001cm"><text:p text:style-name="P29"><text:span text:style-name="T12">E</text:span></text:p></draw:ellipse><draw:ellipse draw:style-name="gr2" draw:text-style-name="P30" svg:width="2.001cm" svg:height="1.502cm" svg:x="7.5cm" svg:y="1.499cm"><text:p text:style-name="P29"><text:span text:style-name="T12">F</text:span></text:p></draw:ellipse><draw:line draw:style-name="gr3" draw:text-style-name="P30" svg:x1="1cm" svg:y1="2.5cm" svg:x2="2cm" svg:y2="1cm"><text:p/></draw:line><draw:line draw:style-name="gr3" draw:text-style-name="P30" svg:x1="4.5cm" svg:y1="2.5cm" svg:x2="4cm" svg:y2="1cm"><text:p/></draw:line><draw:line draw:style-name="gr3" draw:text-style-name="P30" svg:x1="3cm" svg:y1="5cm" svg:x2="3.5cm" svg:y2="3.5cm"><text:p/></draw:line><draw:line draw:style-name="gr3" draw:text-style-name="P30" svg:x1="6cm" svg:y1="5cm" svg:x2="5.5cm" svg:y2="3.5cm"><text:p/></draw:line></draw:g></text:p>
      <text:p text:style-name="P2"><text:span text:style-name="T10"><text:tab/>Then, the type of </text:span><text:span text:style-name="T6">[d0 d1]</text:span><text:span text:style-name="T10"> is </text:span><text:span text:style-name="T7">D</text:span><text:span text:style-name="T10">, the type of </text:span><text:span text:style-name="T6">[d0 d1 e0]</text:span><text:span text:style-name="T10"> is </text:span><text:span text:style-name="T7">C</text:span><text:span text:style-name="T10">, the type of </text:span><text:span text:style-name="T6">[b0 e0] </text:span><text:span text:style-name="T10">is </text:span><text:span text:style-name="T7">A</text:span><text:span text:style-name="T10">, and </text:span><text:span text:style-name="T6">[a0 f0]</text:span><text:span text:style-name="T10"> is impossible (incompatible types).</text:span></text:p>
      <text:p text:style-name="P3"><text:tab/>Basic operations (obtaining or setting a slot) can be performed only on a 1x1 matrix (a single object).</text:p>
      <text:h text:style-name="P28" text:outline-level="2">Differences with other languages</text:h>
      <text:p text:style-name="P2">Contrary to many dynamic langages like Python, JavaScript and PHP, the following syntax:</text:p>
      <text:p text:style-name="P9">this.myProperty = 42</text:p>
      <text:p text:style-name="P2">is invalid if a property slot <text:span text:style-name="T7">myProperty</text:span> doesn’t exists (with the exception of the <text:span text:style-name="T7">%set_slot</text:span> magic method).</text:p>
      <text:p text:style-name="P2"><text:tab/>The semantic of public, protected and private differs from the "classical" C++ paradigm. In C++, protected and private are at class level. That means that an instance of a class can access private fields of another object of the same class. The visibility here is at object level, hence private means that only the object itself (or an object in the super chain for protected) can access it.</text:p>
      <text:p text:style-name="P2"><text:tab/>Contrary to many languages, <text:span text:style-name="T7">this</text:span> is not implicit (that is, <text:span text:style-name="T7">x</text:span> and <text:span text:style-name="T7">this.x</text:span> are not equivalent in a method body).</text:p>
      <text:p text:style-name="P2"><text:tab/>This is a quick comparaison table between this proposal, Python and Matlab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0">Feature</text:p>
          </table:table-cell>
          <table:table-cell table:style-name="Tableau1.A1" office:value-type="string">
            <text:p text:style-name="P10">This SEP</text:p>
          </table:table-cell>
          <table:table-cell table:style-name="Tableau1.A1" office:value-type="string">
            <text:p text:style-name="P10">Matlab</text:p>
          </table:table-cell>
          <table:table-cell table:style-name="Tableau1.D1" office:value-type="string">
            <text:p text:style-name="P10">Python</text:p>
          </table:table-cell>
        </table:table-row>
        <table:table-row>
          <table:table-cell table:style-name="Tableau1.A2" office:value-type="string">
            <text:p text:style-name="P11">Instance variables</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Methods</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Properties</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Events</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Dynamism</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Introspection</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ext:soft-page-break/>
        <table:table-row>
          <table:table-cell table:style-name="Tableau1.A2" office:value-type="string">
            <text:p text:style-name="P11">Inheritance</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Multiple inheritance</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Dynamic slot resolution</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public/private</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protected</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Overloading</text:p>
          </table:table-cell>
          <table:table-cell table:style-name="Tableau1.A2" office:value-type="string">
            <text:p text:style-name="P10">+</text:p>
          </table:table-cell>
          <table:table-cell table:style-name="Tableau1.A2" office:value-type="string">
            <text:p text:style-name="P10">+</text:p>
          </table:table-cell>
          <table:table-cell table:style-name="Tableau1.D2" office:value-type="string">
            <text:p text:style-name="P10">+</text:p>
          </table:table-cell>
        </table:table-row>
        <table:table-row>
          <table:table-cell table:style-name="Tableau1.A2" office:value-type="string">
            <text:p text:style-name="P11">C(++) API</text:p>
          </table:table-cell>
          <table:table-cell table:style-name="Tableau1.A2" office:value-type="string">
            <text:p text:style-name="P10">Yes (should it be described here) ?</text:p>
          </table:table-cell>
          <table:table-cell table:style-name="Tableau1.A2" office:value-type="string">
            <text:p text:style-name="P10">-</text:p>
          </table:table-cell>
          <table:table-cell table:style-name="Tableau1.D2" office:value-type="string">
            <text:p text:style-name="P10">+</text:p>
          </table:table-cell>
        </table:table-row>
      </table:table>
      <text:p text:style-name="P2"/>
      <text:h text:style-name="Heading_20_2" text:outline-level="2"><text:span text:style-name="Teletype"><text:span text:style-name="T2">Example Usage</text:span></text:span></text:h>
      <text:h text:style-name="Heading_20_3" text:outline-level="3"><text:span text:style-name="Teletype"><text:span text:style-name="T3">Example 1: optimoo</text:span></text:span></text:h>
      <text:p text:style-name="P1"><text:span text:style-name="Teletype"><text:span text:style-name="T1"/></text:span></text:p>
      <text:p text:style-name="P1"><text:span text:style-name="Teletype"><text:span text:style-name="T3">From http://wiki.scilab.org/Emulate_Object_Oriented_in_Scilab</text:span></text:span></text:p>
      <text:p text:style-name="P1"><text:span text:style-name="Teletype"><text:span text:style-name="T1"/></text:span></text:p>
      <text:p text:style-name="P1"><text:span text:style-name="Teletype"><text:span text:style-name="T1">class Optim</text:span></text:span></text:p>
      <text:p text:style-name="P1"><text:span text:style-name="Teletype"><text:span text:style-name="T1"><text:s/>property nx</text:span></text:span></text:p>
      <text:p text:style-name="P1"><text:span text:style-name="Teletype"><text:span text:style-name="T1"><text:s/>property nbequality</text:span></text:span></text:p>
      <text:p text:style-name="P1"><text:span text:style-name="Teletype"><text:span text:style-name="T1"><text:s/>property nbinequality</text:span></text:span></text:p>
      <text:p text:style-name="P1"><text:span text:style-name="Teletype"><text:span text:style-name="T1"><text:s/>property costf</text:span></text:span></text:p>
      <text:p text:style-name="P1"><text:span text:style-name="Teletype"><text:span text:style-name="T1"><text:s/>property solver = interiorpoint</text:span></text:span></text:p>
      <text:p text:style-name="P1"><text:span text:style-name="Teletype"><text:span text:style-name="T1"><text:s/>property linesearchinterpolation = "quadratic"</text:span></text:span></text:p>
      <text:p text:style-name="P1"><text:span text:style-name="Teletype"><text:span text:style-name="T1"><text:s/>property linesearchstop = "Wolfe"</text:span></text:span></text:p>
      <text:p text:style-name="P1"><text:span text:style-name="Teletype"><text:span text:style-name="T1"><text:s/>property maxiter = 500</text:span></text:span></text:p>
      <text:p text:style-name="P1"><text:span text:style-name="Teletype"><text:span text:style-name="T1"><text:s/>property verbose = 0</text:span></text:span></text:p>
      <text:p text:style-name="P1"><text:span text:style-name="Teletype"><text:span text:style-name="T1"><text:s/>property(private) x0</text:span></text:span></text:p>
      <text:p text:style-name="P1"><text:span text:style-name="Teletype"><text:span text:style-name="T1"><text:s/></text:span></text:span></text:p>
      <text:p text:style-name="P1"><text:span text:style-name="Teletype"><text:span text:style-name="T1"><text:s/>property optimumparameter</text:span></text:span></text:p>
      <text:p text:style-name="P1"><text:span text:style-name="Teletype"><text:span text:style-name="T1"><text:s/>property(ro) optimumcost</text:span></text:span></text:p>
      <text:p text:style-name="P1"><text:span text:style-name="Teletype"><text:span text:style-name="T1"><text:s/>property optimumgradient</text:span></text:span></text:p>
      <text:p text:style-name="P1"><text:span text:style-name="Teletype"><text:span text:style-name="T1"><text:s/></text:span></text:span></text:p>
      <text:p text:style-name="P1"><text:span text:style-name="Teletype"><text:span text:style-name="T1"><text:s/>function(getter) val = optimumcost()</text:span></text:span></text:p>
      <text:p text:style-name="P1"><text:span text:style-name="Teletype"><text:span text:style-name="T1"><text:s text:c="2"/>val = this.costf(this.optimumparameter) // costf, here, is not a method !</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setter) linesearchinterpolation(newval)</text:span></text:span></text:p>
      <text:p text:style-name="P1"><text:span text:style-name="Teletype"><text:span text:style-name="T1"><text:s text:c="2"/>if (newval &lt;&gt; "quadratic") &amp; (newval &lt;&gt; "linear") &amp; (newval &lt;&gt; "cubic") then</text:span></text:span></text:p>
      <text:p text:style-name="P1"><text:span text:style-name="Teletype"><text:span text:style-name="T1"><text:s text:c="3"/>error("Unknown interpolation method")</text:span></text:span></text:p>
      <text:p text:style-name="P1"><text:span text:style-name="Teletype"><text:span text:style-name="T1"><text:s text:c="2"/>end</text:span></text:span></text:p>
      <text:p text:style-name="P1"><text:soft-page-break/><text:span text:style-name="Teletype"><text:span text:style-name="T1"><text:s text:c="2"/>value = newval</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 solve(x0)</text:span></text:span></text:p>
      <text:p text:style-name="P1"><text:span text:style-name="Teletype"><text:span text:style-name="T1"><text:s text:c="2"/>this.x0 = x0</text:span></text:span></text:p>
      <text:p text:style-name="P1"><text:span text:style-name="Teletype"><text:span text:style-name="T1"><text:s text:c="2"/>[op, og] = getoptimum(this) // assume that getoptimum is an external function</text:span></text:span></text:p>
      <text:p text:style-name="P1"><text:span text:style-name="Teletype"><text:span text:style-name="T1"><text:s text:c="2"/>this.setoptimum(op, og)</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private) setoptimum(op, og)</text:span></text:span></text:p>
      <text:p text:style-name="P1"><text:span text:style-name="Teletype"><text:span text:style-name="T1"><text:s text:c="2"/>this.optimumparameter = op</text:span></text:span></text:p>
      <text:p text:style-name="P1"><text:span text:style-name="Teletype"><text:span text:style-name="T1"><text:s text:c="2"/>this.optimumgradient = og</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function cost = mycostf(x)</text:span></text:span></text:p>
      <text:p text:style-name="P1"><text:span text:style-name="Teletype"><text:span text:style-name="T1"><text:s/>return -x*sqrt(x)</text:span></text:span></text:p>
      <text:p text:style-name="P1"><text:span text:style-name="Teletype"><text:span text:style-name="T1">endfunction</text:span></text:span></text:p>
      <text:p text:style-name="P1"><text:span text:style-name="Teletype"><text:span text:style-name="T1"/></text:span></text:p>
      <text:p text:style-name="P1"><text:span text:style-name="Teletype"><text:span text:style-name="T1">optim = Optim.new()</text:span></text:span></text:p>
      <text:p text:style-name="P1"><text:span text:style-name="Teletype"><text:span text:style-name="T1">optim.nx = 5</text:span></text:span></text:p>
      <text:p text:style-name="P1"><text:span text:style-name="Teletype"><text:span text:style-name="T1">optim.nbequality = 2</text:span></text:span></text:p>
      <text:p text:style-name="P1"><text:span text:style-name="Teletype"><text:span text:style-name="T1">optim.nbinequality = 5</text:span></text:span></text:p>
      <text:p text:style-name="P1"><text:span text:style-name="Teletype"><text:span text:style-name="T1">optim.costf = mycostf</text:span></text:span></text:p>
      <text:p text:style-name="P1"><text:span text:style-name="Teletype"><text:span text:style-name="T1">optim.solve(0)</text:span></text:span></text:p>
      <text:p text:style-name="P1"><text:span text:style-name="Teletype"><text:span text:style-name="T1">mprintf("Stopped at x = %f with cost of %f", optim.optimumparameter, optim.optimumcost)</text:span></text:span></text:p>
      <text:p text:style-name="P1"><text:span text:style-name="Teletype"><text:span text:style-name="T1"/></text:span></text:p>
      <text:h text:style-name="Heading_20_3" text:outline-level="3"><text:span text:style-name="Teletype"><text:span text:style-name="T3">Example 2: inheritance</text:span></text:span></text:h>
      <text:p text:style-name="P1"><text:span text:style-name="Teletype"><text:span text:style-name="T1"/></text:span></text:p>
      <text:p text:style-name="P1"><text:span text:style-name="Teletype"><text:span text:style-name="T1">class Employee</text:span></text:span></text:p>
      <text:p text:style-name="P1"><text:span text:style-name="Teletype"><text:span text:style-name="T1"><text:s/>property surname</text:span></text:span></text:p>
      <text:p text:style-name="P1"><text:span text:style-name="Teletype"><text:span text:style-name="T1"><text:s/>property firstname</text:span></text:span></text:p>
      <text:p text:style-name="P1"><text:span text:style-name="Teletype"><text:span text:style-name="T1"><text:s/>property phone</text:span></text:span></text:p>
      <text:p text:style-name="P1"><text:span text:style-name="Teletype"><text:span text:style-name="T1"><text:s/>property mail</text:span></text:span></text:p>
      <text:p text:style-name="P1"><text:span text:style-name="Teletype"><text:span text:style-name="T1"><text:s/>property(class,private,ro) meeting_template = "You are invited to a meeting at %s in %s"</text:span></text:span></text:p>
      <text:p text:style-name="P1"><text:span text:style-name="Teletype"><text:span text:style-name="T1"><text:s/></text:span></text:span></text:p>
      <text:p text:style-name="P1"><text:span text:style-name="Teletype"><text:span text:style-name="T1"><text:s/>function(class) body = create_meeting_invitation(date, place)</text:span></text:span></text:p>
      <text:p text:style-name="P1"><text:span text:style-name="Teletype"><text:span text:style-name="T1"><text:s text:c="2"/>body = msprintf(this.meeting_template, date, place) //here, this refers to the class (this.new would create a new instance)</text:span></text:span></text:p>
      <text:p text:style-name="P1"><text:soft-page-break/><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 %construct(sname, fname)</text:span></text:span></text:p>
      <text:p text:style-name="P1"><text:span text:style-name="Teletype"><text:span text:style-name="T1"><text:s text:c="2"/>this.surname = sname</text:span></text:span></text:p>
      <text:p text:style-name="P1"><text:span text:style-name="Teletype"><text:span text:style-name="T1"><text:s text:c="2"/>this.firstname = firstname</text:span></text:span></text:p>
      <text:p text:style-name="P1"><text:span text:style-name="Teletype"><text:span text:style-name="T1"><text:s text:c="2"/>this.mail = this.construct_default_mail()</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private) construct_default_mail()</text:span></text:span></text:p>
      <text:p text:style-name="P1"><text:span text:style-name="Teletype"><text:span text:style-name="T1"><text:s text:c="2"/>this.mail = this.firstname + "." + this.surname + "@scilab.org"</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protected) send_mail(subject, text)</text:span></text:span></text:p>
      <text:p text:style-name="P1"><text:span text:style-name="Teletype"><text:span text:style-name="T1"><text:s text:c="2"/>system(msprintf("echo '%s' | mail -s '%s' '%s', text, subject, this.mail))</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 invite_meeting(date, place)</text:span></text:span></text:p>
      <text:p text:style-name="P1"><text:span text:style-name="Teletype"><text:span text:style-name="T1"><text:s text:c="2"/>this.send_mail("Meeting invitation", this.class.create_meeting_invitation(date, place))</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class Developer &lt; Employee</text:span></text:span></text:p>
      <text:p text:style-name="P1"><text:span text:style-name="Teletype"><text:span text:style-name="T1"><text:s/>property machine = "127.0.0.1"</text:span></text:span></text:p>
      <text:p text:style-name="P1"><text:span text:style-name="Teletype"><text:span text:style-name="T1"><text:s/></text:span></text:span></text:p>
      <text:p text:style-name="P1"><text:span text:style-name="Teletype"><text:span text:style-name="T1"><text:s/>function(protected) send_mail(subject, text)</text:span></text:span></text:p>
      <text:p text:style-name="P1"><text:span text:style-name="Teletype"><text:span text:style-name="T1"><text:s text:c="2"/>if system(msprintf("echo '%s %s' | write '%s@%s', subject, text, this.firstname, this.machine)) &lt;&gt; 0 then</text:span></text:span></text:p>
      <text:p text:style-name="P1"><text:span text:style-name="Teletype"><text:span text:style-name="T1"><text:s text:c="3"/>super.send_mail(subject, text)</text:span></text:span></text:p>
      <text:p text:style-name="P1"><text:span text:style-name="Teletype"><text:span text:style-name="T1"><text:s text:c="2"/>end</text:span></text:span></text:p>
      <text:p text:style-name="P1"><text:span text:style-name="Teletype"><text:span text:style-name="T1"><text:s/>endfunction</text:span></text:span></text:p>
      <text:p text:style-name="P1"><text:span text:style-name="Teletype"><text:span text:style-name="T1">endclass</text:span></text:span></text:p>
      <text:p text:style-name="P1"><text:span text:style-name="Teletype"><text:span text:style-name="T1"/></text:span></text:p>
      <text:p text:style-name="P1"><text:span text:style-name="Teletype"><text:span text:style-name="T1">class Cook &lt; Employee</text:span></text:span></text:p>
      <text:p text:style-name="P1"><text:span text:style-name="Teletype"><text:span text:style-name="T1"><text:s/>function meal_was_good()</text:span></text:span></text:p>
      <text:p text:style-name="P1"><text:span text:style-name="Teletype"><text:span text:style-name="T1"><text:s text:c="2"/>this.send_mail("Today's meal…", "…was great !")</text:span></text:span></text:p>
      <text:p text:style-name="P1"><text:span text:style-name="Teletype"><text:span text:style-name="T1"><text:s/>endfunction</text:span></text:span></text:p>
      <text:p text:style-name="P1"><text:span text:style-name="Teletype"><text:span text:style-name="T1"><text:s/></text:span></text:span></text:p>
      <text:p text:style-name="P1"><text:span text:style-name="Teletype"><text:span text:style-name="T1"><text:s/>function meal_was_awful()</text:span></text:span></text:p>
      <text:p text:style-name="P1"><text:span text:style-name="Teletype"><text:span text:style-name="T1"><text:s text:c="2"/>this.send_mail("Today's meal…", "…was awful !")</text:span></text:span></text:p>
      <text:p text:style-name="P1"><text:span text:style-name="Teletype"><text:span text:style-name="T1"><text:s/>endfunction</text:span></text:span></text:p>
      <text:p text:style-name="P1"><text:span text:style-name="Teletype"><text:span text:style-name="T1">endclass</text:span></text:span></text:p>
      <text:p text:style-name="P1"><text:soft-page-break/><text:span text:style-name="Teletype"><text:span text:style-name="T1"/></text:span></text:p>
      <text:p text:style-name="P1"><text:span text:style-name="Teletype"><text:span text:style-name="T1">a = Developer.new("Dow", "John")</text:span></text:span></text:p>
      <text:p text:style-name="P1"><text:span text:style-name="Teletype"><text:span text:style-name="T1">b = Developer.new()</text:span></text:span></text:p>
      <text:p text:style-name="P1"><text:span text:style-name="Teletype"><text:span text:style-name="T1">c = Cook.new()</text:span></text:span></text:p>
      <text:p text:style-name="P1"><text:span text:style-name="Teletype"><text:span text:style-name="T1"/></text:span></text:p>
      <text:p text:style-name="P1"><text:span text:style-name="Teletype"><text:span text:style-name="T1">a.machine = "134.214.200.1"</text:span></text:span></text:p>
      <text:p text:style-name="P1"><text:span text:style-name="Teletype"><text:span text:style-name="T1"/></text:span></text:p>
      <text:p text:style-name="P1"><text:span text:style-name="Teletype"><text:span text:style-name="T1">a.invite_meeting("today","The restaurant at the end of the universe")</text:span></text:span></text:p>
      <text:p text:style-name="P1"><text:span text:style-name="Teletype"><text:span text:style-name="T1">b.invite_meeting("today","The restaurant at the end of the universe")</text:span></text:span></text:p>
      <text:p text:style-name="P1"><text:span text:style-name="Teletype"><text:span text:style-name="T1">c.invite_meeting("today","The restaurant at the end of the universe")</text:span></text:span></text:p>
      <text:p text:style-name="P1"><text:span text:style-name="Teletype"><text:span text:style-name="T1">c.meal_was_good()</text:span></text:span></text:p>
      <text:h text:style-name="P27" text:outline-level="3">Changelog</text:h>
      <text:list xml:id="list91639810" text:style-name="L10">
        <text:list-item>
          <text:list>
            <text:list-item>
              <text:p text:style-name="P24">– Inital draft</text:p>
            </text:list-item>
            <text:list-item>
              <text:p text:style-name="P24">— Rename « class » slot and attribute to « cls » (since « class » is a keyword), change the setter signature, fix small errors.</text:p>
            </text:list-item>
            <text:list-item>
              <text:p text:style-name="P24">— Rename « %remove » to « %remove_slot » ; make the argument of « %slots_list » optional. Clarifying the case of a class property accessor.</text:p>
            </text:list-item>
          </text:list>
        </text:list-item>
      </text:list>
      <text:h text:style-name="P27" text:outline-level="3">Copyright</text:h>
      <text:p text:style-name="P13"><text:tab/>This document has been placed under the license CeCILL-B.</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mono1" svg:font-family="mono" style:font-pitch="fixed"/>
    <style:font-face style:name="mono" svg:font-family="mono" style:font-adornments="Normal" style:font-pitch="fixed"/>
    <style:font-face style:name="monospace" svg:font-family="monospace"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_28_bloc_29_" style:display-name="Code (bloc)" style:family="paragraph" style:parent-style-name="Text_20_body" style:class="text" style:master-page-name="">
      <style:paragraph-properties fo:margin-left="0.499cm" fo:margin-right="0cm" fo:text-indent="0cm" style:auto-text-indent="false" style:page-number="auto" fo:padding="0cm" fo:border="none" style:shadow="none" style:join-border="true">
        <style:tab-stops>
          <style:tab-stop style:position="2cm"/>
        </style:tab-stops>
      </style:paragraph-properties>
      <style:text-properties style:font-name="mono" fo:font-size="8pt" style:font-size-asian="10.5pt"/>
    </style:style>
    <style:style style:name="Table_20_Contents" style:display-name="Table Contents" style:family="paragraph" style:parent-style-name="Standard" style:class="extra">
      <style:paragraph-properties text:number-lines="false" text:line-number="0"/>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Pierre MARECHAL</meta:initial-creator>
    <meta:creation-date>2008-07-09T13:39:08</meta:creation-date>
    <dc:date>2009-09-18T18:21:21</dc:date>
    <meta:editing-cycles>141</meta:editing-cycles>
    <meta:editing-duration>PT214H24M01S</meta:editing-duration>
    <meta:document-statistic meta:table-count="1" meta:image-count="0" meta:object-count="0" meta:page-count="12" meta:paragraph-count="337" meta:word-count="3432" meta:character-count="21176"/>
    <meta:user-defined meta:name="Info 1"/>
    <meta:user-defined meta:name="Info 2"/>
    <meta:user-defined meta:name="Info 3"/>
    <meta:user-defined meta:name="Info 4"/>
  </office:meta>
</office:document-meta>
</file>